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728f2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SK:-Post Lecture study of math [Move past one next block when done]</text:p>
      <text:p text:style-name="P2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5T09:23:49.271071429</dc:date>
    <meta:editing-duration>P1DT6H9M40S</meta:editing-duration>
    <meta:editing-cycles>72</meta:editing-cycles>
    <meta:document-statistic meta:table-count="0" meta:image-count="0" meta:object-count="0" meta:page-count="1" meta:paragraph-count="2" meta:word-count="16" meta:character-count="105" meta:non-whitespace-character-count="91"/>
  </office:meta>
</office:document-meta>
</file>